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6.002cm" fo:margin-left="-0.002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4.526cm"/>
    </style:style>
    <style:style style:name="Tabela2.C" style:family="table-column">
      <style:table-column-properties style:column-width="9.888cm"/>
    </style:style>
    <style:style style:name="Tabela2.1" style:family="table-row">
      <style:table-row-properties style:min-row-height="0.803cm" fo:keep-together="auto"/>
    </style:style>
    <style:style style:name="Tabela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officeooo:rsid="001ff83d" officeooo:paragraph-rsid="001ff83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officeooo:rsid="001ff83d" officeooo:paragraph-rsid="001ff83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weight="bold" officeooo:rsid="001ff83d" officeooo:paragraph-rsid="001ff83d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32affd" officeooo:paragraph-rsid="00ae2c8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af1ac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685a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b1453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ba260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32affd" officeooo:paragraph-rsid="00ae2c8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37d99" officeooo:paragraph-rsid="00237d9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4pt" fo:font-style="normal" fo:font-weight="bold" officeooo:rsid="00a12c8c" officeooo:paragraph-rsid="0026752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85ae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c022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bc1bd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c2d87" officeooo:paragraph-rsid="006c2d8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685ae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1e10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40ad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a260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ae3c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5774d" officeooo:paragraph-rsid="00b0366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af1ac5" officeooo:paragraph-rsid="00af1ac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af1ac5" officeooo:paragraph-rsid="00b0366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6752c" officeooo:paragraph-rsid="002675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1e102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40ad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a260b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ae3c5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" officeooo:rsid="00ab105b" officeooo:paragraph-rsid="00ab105b"/>
    </style:style>
    <style:style style:name="P43" style:family="paragraph" style:parent-style-name="Standard">
      <style:paragraph-properties fo:line-height="150%" fo:text-align="center" style:justify-single-word="false"/>
      <style:text-properties style:font-name="Liberation Sans" fo:font-size="22pt" fo:font-weight="bold" officeooo:rsid="00ab105b" officeooo:paragraph-rsid="001ff83d" style:font-size-asian="22pt" style:font-weight-asian="bold" style:font-size-complex="22pt" style:font-weight-complex="bold"/>
    </style:style>
    <style:style style:name="P44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ae2c8c" style:font-size-asian="12pt" style:font-size-complex="12pt"/>
    </style:style>
    <style:style style:name="P45" style:family="paragraph" style:parent-style-name="Text_20_body_20__28_user_29_">
      <style:paragraph-properties fo:text-align="center" style:justify-single-word="false"/>
      <style:text-properties style:font-name="Liberation Sans" fo:font-size="12pt" officeooo:rsid="0098cdcd" officeooo:paragraph-rsid="00ae2c8c" style:font-size-asian="12pt" style:font-size-complex="12pt"/>
    </style:style>
    <style:style style:name="P46" style:family="paragraph" style:parent-style-name="Text_20_body_20__28_user_29_">
      <style:text-properties style:font-name="Liberation Sans" fo:font-size="12pt" fo:font-style="italic" fo:font-weight="bold" officeooo:rsid="002e2526" officeooo:paragraph-rsid="00ae2c8c" style:font-size-asian="12pt" style:font-style-asian="italic" style:font-weight-asian="bold" style:font-size-complex="12pt" style:font-weight-complex="normal"/>
    </style:style>
    <style:style style:name="P47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ae2c8c" style:font-size-asian="12pt" style:font-weight-asian="bold" style:font-size-complex="12pt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b03667" officeooo:paragraph-rsid="00b03667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1e102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40adc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a260b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ae3c5" style:font-size-asian="10.5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b3c4fc" officeooo:paragraph-rsid="00b3c4fc" style:font-size-asian="10.5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style:font-name="Liberation Sans" fo:font-size="12pt" fo:font-weight="normal" officeooo:rsid="00b3c4fc" officeooo:paragraph-rsid="00b40adc" style:font-size-asian="10.5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3c4fc" officeooo:paragraph-rsid="00b40adc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b48b25" officeooo:paragraph-rsid="00b5c609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Liberation Sans" fo:font-size="12pt" fo:font-weight="normal" officeooo:rsid="00b7048b" officeooo:paragraph-rsid="00b7048b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7048b" officeooo:paragraph-rsid="00b40adc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7048b" officeooo:paragraph-rsid="00b7048b" style:font-size-asian="10.5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Liberation Sans" fo:font-size="12pt" fo:font-weight="normal" officeooo:rsid="00ba260b" officeooo:paragraph-rsid="00ba260b" style:font-size-asian="10.5pt" style:font-weight-asian="normal" style:font-size-complex="12pt" style:font-weight-complex="normal"/>
    </style:style>
    <style:style style:name="P62" style:family="paragraph" style:parent-style-name="Standard" style:list-style-name="L7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3" style:family="paragraph" style:parent-style-name="Standard" style:list-style-name="L8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5" style:family="paragraph" style:parent-style-name="Standard" style:list-style-name="L10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67" style:family="paragraph" style:parent-style-name="Standard" style:list-style-name="L8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68" style:family="paragraph" style:parent-style-name="Standard" style:list-style-name="L9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69" style:family="paragraph" style:parent-style-name="Standard" style:list-style-name="L10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1e102" style:font-size-asian="10.5pt" style:font-weight-asian="bold" style:font-size-complex="12pt" style:font-weight-complex="bold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40adc" style:font-size-asian="10.5pt" style:font-weight-asian="bold" style:font-size-complex="12pt" style:font-weight-complex="bold"/>
    </style:style>
    <style:style style:name="P72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a260b" style:font-size-asian="10.5pt" style:font-weight-asian="bold" style:font-size-complex="12pt" style:font-weight-complex="bold"/>
    </style:style>
    <style:style style:name="P73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ae3c5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c8eb6" style:font-weight-asian="bold" style:font-weight-complex="bold"/>
    </style:style>
    <style:style style:name="T3" style:family="text">
      <style:text-properties fo:font-weight="bold" officeooo:rsid="00af1ac5" style:font-weight-asian="bold" style:font-weight-complex="bold"/>
    </style:style>
    <style:style style:name="T4" style:family="text">
      <style:text-properties fo:font-weight="bold" officeooo:rsid="00b03667" style:font-weight-asian="bold" style:font-weight-complex="bold"/>
    </style:style>
    <style:style style:name="T5" style:family="text">
      <style:text-properties fo:font-weight="bold" officeooo:rsid="00b10867" style:font-weight-asian="bold" style:font-weight-complex="bold"/>
    </style:style>
    <style:style style:name="T6" style:family="text">
      <style:text-properties officeooo:rsid="006c2d87"/>
    </style:style>
    <style:style style:name="T7" style:family="text">
      <style:text-properties officeooo:rsid="006e10c3"/>
    </style:style>
    <style:style style:name="T8" style:family="text">
      <style:text-properties officeooo:rsid="0098cdcd"/>
    </style:style>
    <style:style style:name="T9" style:family="text">
      <style:text-properties officeooo:rsid="00ab105b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37d99" style:font-size-asian="14pt" style:font-weight-asian="bold" style:font-size-complex="14pt" style:font-weight-complex="bold"/>
    </style:style>
    <style:style style:name="T12" style:family="text">
      <style:text-properties officeooo:rsid="00ac8eb6"/>
    </style:style>
    <style:style style:name="T13" style:family="text">
      <style:text-properties officeooo:rsid="00af1ac5"/>
    </style:style>
    <style:style style:name="T14" style:family="text">
      <style:text-properties officeooo:rsid="00b10867"/>
    </style:style>
    <style:style style:name="T15" style:family="text">
      <style:text-properties fo:font-size="12pt" officeooo:rsid="00b1453d" style:font-size-asian="10.5pt" style:font-size-complex="12pt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b1453d" style:font-size-asian="10.5pt" style:font-weight-asian="normal" style:font-size-complex="12pt" style:font-weight-complex="normal"/>
    </style:style>
    <style:style style:name="T18" style:family="text">
      <style:text-properties officeooo:rsid="00b1453d"/>
    </style:style>
    <style:style style:name="T19" style:family="text">
      <style:text-properties officeooo:rsid="00b1e102"/>
    </style:style>
    <style:style style:name="T20" style:family="text">
      <style:text-properties officeooo:rsid="00b3c4fc"/>
    </style:style>
    <style:style style:name="T21" style:family="text">
      <style:text-properties officeooo:rsid="00b40adc"/>
    </style:style>
    <style:style style:name="T22" style:family="text">
      <style:text-properties officeooo:rsid="00b48b25"/>
    </style:style>
    <style:style style:name="T23" style:family="text">
      <style:text-properties officeooo:rsid="00b7048b"/>
    </style:style>
    <style:style style:name="T24" style:family="text">
      <style:text-properties officeooo:rsid="00ba0118"/>
    </style:style>
    <style:style style:name="T25" style:family="text">
      <style:text-properties officeooo:rsid="00ba260b"/>
    </style:style>
    <style:style style:name="T26" style:family="text">
      <style:text-properties fo:font-style="normal" officeooo:rsid="00ba260b" style:font-style-asian="normal" style:font-style-complex="normal"/>
    </style:style>
    <style:style style:name="T27" style:family="text">
      <style:text-properties officeooo:rsid="00bae3c5"/>
    </style:style>
    <style:style style:name="T28" style:family="text">
      <style:text-properties officeooo:rsid="00bcdd10"/>
    </style:style>
    <style:style style:name="T29" style:family="text">
      <style:text-properties officeooo:rsid="00beb4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Piauí</text:p>
      <text:p text:style-name="P2"/>
      <text:p text:style-name="P2"/>
      <text:p text:style-name="P43">Plano de Testes</text:p>
      <text:p text:style-name="P2"/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2"/>
      <text:p text:style-name="P2"/>
      <text:p text:style-name="P3">Autor(es):</text:p>
      <text:p text:style-name="P3">Edson Machado Moita Neto</text:p>
      <text:p text:style-name="P3">Kássio Venícios Alves Carvalho</text:p>
      <text:p text:style-name="P3">Marcos Joshoa Oliveira Parentes</text:p>
      <text:p text:style-name="P3">Pablo Vinícius da Cruz Lima</text:p>
      <text:p text:style-name="P3">Renato de Almeida Silva</text:p>
      <text:p text:style-name="P2"/>
      <text:p text:style-name="P2"/>
      <text:p text:style-name="P2"/>
      <text:p text:style-name="P2"/>
      <text:p text:style-name="P2"/>
      <text:p text:style-name="P3">Teresina – PI</text:p>
      <text:p text:style-name="P3"><text:span text:style-name="T9">Dezembro</text:span>/2017</text:p>
      <text:p text:style-name="P42"><text:soft-page-break/><text:span text:style-name="T11">P</text:span><text:span text:style-name="T10">lano de Testes</text:span></text:p>
      <text:p text:style-name="P15"/>
      <text:p text:style-name="P15"/>
      <text:p text:style-name="P5">Sumário</text:p>
      <text:p text:style-name="P6"/>
      <text:p text:style-name="P19"/>
      <text:p text:style-name="P23"><text:span text:style-name="T19">Introdução…..</text:span>………………………………………………………………………………...<text:span text:style-name="T19">3</text:span></text:p>
      <text:p text:style-name="P26"><text:span text:style-name="T19">Conjunto de requisitos a serem testados…...</text:span>…………………………………………….3</text:p>
      <text:p text:style-name="P24"><text:span text:style-name="T19">Tipos de testes…………</text:span>……………...………………………...…………………………..<text:span text:style-name="T19">4</text:span></text:p>
      <text:p text:style-name="P27">Recursos…………………...…………………………………………………………………4</text:p>
      <text:p text:style-name="P23"><text:span text:style-name="T19">Critérios para avaliação dos resultados obtidos…..</text:span>……………………………………...<text:span text:style-name="T6">4</text:span></text:p>
      <text:p text:style-name="P23"><text:span text:style-name="T19">Conjunto de testes manuais…</text:span>……………………………………………………………...<text:span text:style-name="T7">5</text:span></text:p>
      <text:p text:style-name="P25"><text:span text:style-name="T19">Conjunto de testes unitários automáticos….</text:span>……………………………………………...<text:span text:style-name="T28">5</text:span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1. Introdução</text:p>
      <text:p text:style-name="P16"/>
      <text:p text:style-name="P16"/>
      <text:p text:style-name="P32"><text:tab/>O <text:span text:style-name="T1">SWAP</text:span> tem como objetivo permitir que alunos, servidores e professores da Universidade Federal do Piauí possam trocar horas de conhecimento entre si. O aplicativo deve listar os conhecimentos de um determinado usuário, e relacioná-los com os interesses de outros usuários que possam ensinar ou aprender, permitindo assim a interação entre os membros da universidade.</text:p>
      <text:p text:style-name="P33"><text:tab/><text:span text:style-name="T13">Este Plano tem como objetivo verificar e validar as funcionalidades descritas no Documento de Especificação de Requisitos do projeto </text:span><text:span text:style-name="T2">SWAP</text:span><text:span text:style-name="T12">. </text:span></text:p>
      <text:p text:style-name="P33"/>
      <text:p text:style-name="P33"><text:tab/></text:p>
      <text:p text:style-name="P8"><text:span text:style-name="T13">2</text:span>. <text:span text:style-name="T13">Conjunto de requisitos a serem testados</text:span></text:p>
      <text:p text:style-name="P33"/>
      <text:p text:style-name="P33"><text:tab/></text:p>
      <text:p text:style-name="P33"><text:tab/><text:span text:style-name="T13">Serão testadas as seguintes funcionalidades:</text:span></text:p>
      <text:p text:style-name="P4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7">ID</text:p>
          </table:table-cell>
          <table:table-cell table:style-name="Tabela2.A1" office:value-type="string">
            <text:p text:style-name="P47">Caso de Uso</text:p>
          </table:table-cell>
          <table:table-cell table:style-name="Tabela2.A1" office:value-type="string">
            <text:p text:style-name="P47">Descrição</text:p>
          </table:table-cell>
        </table:table-row>
        <table:table-row table:style-name="Tabela2.1">
          <table:table-cell table:style-name="Tabela2.A1" office:value-type="string">
            <text:p text:style-name="P44">UC01</text:p>
          </table:table-cell>
          <table:table-cell table:style-name="Tabela2.A1" office:value-type="string">
            <text:p text:style-name="P44">Pesquisar outros usuários</text:p>
          </table:table-cell>
          <table:table-cell table:style-name="Tabela2.A1" office:value-type="string">
            <text:p text:style-name="P44">Realiza a pesquisa de usuários no sistema</text:p>
          </table:table-cell>
        </table:table-row>
        <table:table-row table:style-name="Tabela2.1">
          <table:table-cell table:style-name="Tabela2.A1" office:value-type="string">
            <text:p text:style-name="P44">UC02</text:p>
          </table:table-cell>
          <table:table-cell table:style-name="Tabela2.A1" office:value-type="string">
            <text:p text:style-name="P44">Cadastrar conta de usuário</text:p>
          </table:table-cell>
          <table:table-cell table:style-name="Tabela2.A1" office:value-type="string">
            <text:p text:style-name="P44">Realiza o cadastro de usuário no sistema</text:p>
          </table:table-cell>
        </table:table-row>
        <table:table-row table:style-name="Tabela2.1">
          <table:table-cell table:style-name="Tabela2.A1" office:value-type="string">
            <text:p text:style-name="P44">UC03</text:p>
          </table:table-cell>
          <table:table-cell table:style-name="Tabela2.A1" office:value-type="string">
            <text:p text:style-name="P44">Deletar conta de usuário</text:p>
          </table:table-cell>
          <table:table-cell table:style-name="Tabela2.A1" office:value-type="string">
            <text:p text:style-name="P44">Realiza a exclusão da conta do usuário do sistema</text:p>
          </table:table-cell>
        </table:table-row>
        <table:table-row table:style-name="Tabela2.1">
          <table:table-cell table:style-name="Tabela2.A1" office:value-type="string">
            <text:p text:style-name="P44">UC04</text:p>
          </table:table-cell>
          <table:table-cell table:style-name="Tabela2.A1" office:value-type="string">
            <text:p text:style-name="P44">Alterar perfil de usuário</text:p>
          </table:table-cell>
          <table:table-cell table:style-name="Tabela2.A1" office:value-type="string">
            <text:p text:style-name="P44">Realiza a alteração no perfil do usuário</text:p>
          </table:table-cell>
        </table:table-row>
        <table:table-row table:style-name="Tabela2.1">
          <table:table-cell table:style-name="Tabela2.A1" office:value-type="string">
            <text:p text:style-name="P44">UC05</text:p>
          </table:table-cell>
          <table:table-cell table:style-name="Tabela2.A1" office:value-type="string">
            <text:p text:style-name="P45">Controlar sessão (Login/Logout)</text:p>
          </table:table-cell>
          <table:table-cell table:style-name="Tabela2.A1" office:value-type="string">
            <text:p text:style-name="P44">Realiza <text:span text:style-name="T8">o controle de sessão fazendo login ou logout</text:span></text:p>
          </table:table-cell>
        </table:table-row>
        <table:table-row table:style-name="Tabela2.1">
          <table:table-cell table:style-name="Tabela2.A1" office:value-type="string">
            <text:p text:style-name="P44">UC06</text:p>
          </table:table-cell>
          <table:table-cell table:style-name="Tabela2.A1" office:value-type="string">
            <text:p text:style-name="P44">Deletar conhecimentos</text:p>
          </table:table-cell>
          <table:table-cell table:style-name="Tabela2.A1" office:value-type="string">
            <text:p text:style-name="P44">Realiza a exclusão de conhecimentos do usuário</text:p>
          </table:table-cell>
        </table:table-row>
        <table:table-row table:style-name="Tabela2.1">
          <table:table-cell table:style-name="Tabela2.A1" office:value-type="string">
            <text:p text:style-name="P44">UC07</text:p>
          </table:table-cell>
          <table:table-cell table:style-name="Tabela2.A1" office:value-type="string">
            <text:p text:style-name="P44">Pesquisar conhecimentos</text:p>
          </table:table-cell>
          <table:table-cell table:style-name="Tabela2.A1" office:value-type="string">
            <text:p text:style-name="P44">Realiza a pesquisa de conhecimentos no sistema</text:p>
          </table:table-cell>
        </table:table-row>
        <table:table-row table:style-name="Tabela2.1">
          <table:table-cell table:style-name="Tabela2.A1" office:value-type="string">
            <text:p text:style-name="P44">UC08</text:p>
          </table:table-cell>
          <table:table-cell table:style-name="Tabela2.A1" office:value-type="string">
            <text:p text:style-name="P44">Adicionar conhecimentos</text:p>
          </table:table-cell>
          <table:table-cell table:style-name="Tabela2.A1" office:value-type="string">
            <text:p text:style-name="P44">Realiza a adição de conhecimentos associados ao usuário</text:p>
          </table:table-cell>
        </table:table-row>
        <table:table-row table:style-name="Tabela2.1">
          <table:table-cell table:style-name="Tabela2.A1" office:value-type="string">
            <text:p text:style-name="P44">UC09</text:p>
          </table:table-cell>
          <table:table-cell table:style-name="Tabela2.A1" office:value-type="string">
            <text:p text:style-name="P44">Deletar interesse</text:p>
          </table:table-cell>
          <table:table-cell table:style-name="Tabela2.A1" office:value-type="string">
            <text:p text:style-name="P44">Realiza a exclusão do interesse do usuário</text:p>
          </table:table-cell>
        </table:table-row>
        <table:table-row table:style-name="Tabela2.1">
          <table:table-cell table:style-name="Tabela2.A1" office:value-type="string">
            <text:p text:style-name="P44">UC10</text:p>
          </table:table-cell>
          <table:table-cell table:style-name="Tabela2.A1" office:value-type="string">
            <text:p text:style-name="P44">Adicionar interesse</text:p>
          </table:table-cell>
          <table:table-cell table:style-name="Tabela2.A1" office:value-type="string">
            <text:p text:style-name="P44">Realiza a adição de interesse do usuário</text:p>
          </table:table-cell>
        </table:table-row>
        <table:table-row table:style-name="Tabela2.1">
          <table:table-cell table:style-name="Tabela2.A1" office:value-type="string">
            <text:p text:style-name="P44">UC11</text:p>
          </table:table-cell>
          <table:table-cell table:style-name="Tabela2.A1" office:value-type="string">
            <text:p text:style-name="P44">Marcar aula</text:p>
          </table:table-cell>
          <table:table-cell table:style-name="Tabela2.A1" office:value-type="string">
            <text:p text:style-name="P44">Realiza a solicitação de aula e o “match” entre usuários </text:p>
          </table:table-cell>
        </table:table-row>
        <table:table-row table:style-name="Tabela2.1">
          <table:table-cell table:style-name="Tabela2.A1" office:value-type="string">
            <text:p text:style-name="P44">UC12</text:p>
          </table:table-cell>
          <table:table-cell table:style-name="Tabela2.A1" office:value-type="string">
            <text:p text:style-name="P44">Consultar avaliação de aula</text:p>
          </table:table-cell>
          <table:table-cell table:style-name="Tabela2.A1" office:value-type="string">
            <text:p text:style-name="P44">Realiza a consulta da avaliação da aula no sistema</text:p>
          </table:table-cell>
        </table:table-row>
        <text:soft-page-break/>
        <table:table-row table:style-name="Tabela2.1">
          <table:table-cell table:style-name="Tabela2.A1" office:value-type="string">
            <text:p text:style-name="P44">UC13</text:p>
          </table:table-cell>
          <table:table-cell table:style-name="Tabela2.A1" office:value-type="string">
            <text:p text:style-name="P44">Avaliar aula</text:p>
          </table:table-cell>
          <table:table-cell table:style-name="Tabela2.A1" office:value-type="string">
            <text:p text:style-name="P44">Realiza avaliação de uma aula no sistema</text:p>
          </table:table-cell>
        </table:table-row>
        <table:table-row table:style-name="Tabela2.1">
          <table:table-cell table:style-name="Tabela2.A1" office:value-type="string">
            <text:p text:style-name="P44">UC14</text:p>
          </table:table-cell>
          <table:table-cell table:style-name="Tabela2.A1" office:value-type="string">
            <text:p text:style-name="P44">Ler notificações</text:p>
          </table:table-cell>
          <table:table-cell table:style-name="Tabela2.A1" office:value-type="string">
            <text:p text:style-name="P44">Realiza a visualização das notificações do usuário</text:p>
          </table:table-cell>
        </table:table-row>
        <table:table-row table:style-name="Tabela2.1">
          <table:table-cell table:style-name="Tabela2.A1" office:value-type="string">
            <text:p text:style-name="P44">UC15</text:p>
          </table:table-cell>
          <table:table-cell table:style-name="Tabela2.A1" office:value-type="string">
            <text:p text:style-name="P44">Indicar professor</text:p>
          </table:table-cell>
          <table:table-cell table:style-name="Tabela2.A1" office:value-type="string">
            <text:p text:style-name="P44">Realiza a indicação de um usuário no sistema</text:p>
          </table:table-cell>
        </table:table-row>
        <table:table-row table:style-name="Tabela2.1">
          <table:table-cell table:style-name="Tabela2.A1" office:value-type="string">
            <text:p text:style-name="P44">UC16</text:p>
          </table:table-cell>
          <table:table-cell table:style-name="Tabela2.A1" office:value-type="string">
            <text:p text:style-name="P44">Comentar aula</text:p>
          </table:table-cell>
          <table:table-cell table:style-name="Tabela2.A1" office:value-type="string">
            <text:p text:style-name="P44">Realiza um comentário numa aula do sistema</text:p>
          </table:table-cell>
        </table:table-row>
        <table:table-row table:style-name="Tabela2.1">
          <table:table-cell table:style-name="Tabela2.A1" office:value-type="string">
            <text:p text:style-name="P44">UC17</text:p>
          </table:table-cell>
          <table:table-cell table:style-name="Tabela2.A1" office:value-type="string">
            <text:p text:style-name="P44">Consultar saldo</text:p>
          </table:table-cell>
          <table:table-cell table:style-name="Tabela2.A1" office:value-type="string">
            <text:p text:style-name="P44">Realiza consulta no saldo do usuário do sistem<text:span text:style-name="T8">a</text:span></text:p>
          </table:table-cell>
        </table:table-row>
      </table:table>
      <text:p text:style-name="P4"/>
      <text:p text:style-name="P14"/>
      <text:p text:style-name="P17"/>
      <text:p text:style-name="P10"><text:span text:style-name="T13">3</text:span>. <text:span text:style-name="T13">Tipos de testes</text:span></text:p>
      <text:p text:style-name="P19"/>
      <text:p text:style-name="P20"/>
      <text:p text:style-name="P35">3.1 Testes manuais:</text:p>
      <text:p text:style-name="P20"/>
      <text:list xml:id="list7195139827212886768" text:style-name="L1">
        <text:list-item>
          <text:p text:style-name="P48"><text:span text:style-name="T3">Ferramenta</text:span><text:span text:style-name="T4">s</text:span><text:span text:style-name="T3"> utilizada</text:span><text:span text:style-name="T4">s</text:span><text:span text:style-name="T3">:</text:span><text:span text:style-name="T13"> especificação dos caso de teste em documento escrito contendo:</text:span></text:p>
          <text:list>
            <text:list-item>
              <text:p text:style-name="P49">Título</text:p>
            </text:list-item>
            <text:list-item>
              <text:p text:style-name="P49">Objetivo</text:p>
            </text:list-item>
            <text:list-item>
              <text:p text:style-name="P49">Pré-condição</text:p>
            </text:list-item>
            <text:list-item>
              <text:p text:style-name="P49">Procedimento de teste</text:p>
            </text:list-item>
            <text:list-item>
              <text:p text:style-name="P49">Resultado esperado</text:p>
              <text:p text:style-name="P49"/>
            </text:list-item>
          </text:list>
        </text:list-item>
      </text:list>
      <text:p text:style-name="P36">3.2 Testes unitários automáticos:</text:p>
      <text:p text:style-name="P34"/>
      <text:list xml:id="list120441891722217" text:continue-numbering="true" text:style-name="L1">
        <text:list-item>
          <text:p text:style-name="P48"><text:span text:style-name="T3">Ferramenta</text:span><text:span text:style-name="T4">s</text:span><text:span text:style-name="T3"> utilizada</text:span><text:span text:style-name="T4">s</text:span><text:span text:style-name="T3">:</text:span><text:span text:style-name="T13"> framework de testes de software JUnit.</text:span></text:p>
        </text:list-item>
      </text:list>
      <text:p text:style-name="P21"/>
      <text:p text:style-name="P21"/>
      <text:p text:style-name="P11"><text:span text:style-name="T14">4</text:span>. <text:span text:style-name="T14">Recursos</text:span></text:p>
      <text:p text:style-name="P37"/>
      <text:p text:style-name="P22"/>
      <text:p text:style-name="P22"><text:tab/><text:span text:style-name="T14">Para os testes manuais será necessário um telefone celular com a aplicação </text:span><text:span text:style-name="T5">SWAP </text:span><text:span text:style-name="T14">instalada e conectado ao servidor backend. Para os testes unitários automáticos será necessário um computador com a IDE Android Studio instalada.</text:span></text:p>
      <text:p text:style-name="P22"/>
      <text:p text:style-name="P22"/>
      <text:p text:style-name="P12"><text:span text:style-name="T18">5</text:span>. <text:span text:style-name="T18">Critérios para avaliação dos resultados obtidos</text:span></text:p>
      <text:p text:style-name="P12"/>
      <text:p text:style-name="P12"/>
      <text:p text:style-name="P12"><text:span text:style-name="T16"><text:tab/></text:span><text:span text:style-name="T17">A build da aplicação </text:span><text:span text:style-name="T15">SWAP</text:span><text:span text:style-name="T17"> será liberada caso consiga uma aprovação acima de 95% dos testes realizados.</text:span></text:p>
      <text:p text:style-name="P18"/>
      <text:p text:style-name="P18"/>
      <text:p text:style-name="P18"/>
      <text:p text:style-name="P18"/>
      <text:p text:style-name="P18"/>
      <text:p text:style-name="P12"><text:soft-page-break/><text:span text:style-name="T18">6</text:span>. <text:span text:style-name="T18">Conjunto de Testes Manuais</text:span></text:p>
      <text:p text:style-name="P12"/>
      <text:p text:style-name="P12"/>
      <text:p text:style-name="P38"><text:bookmark-start text:name="__DdeLink__560_1536766017"/><text:bookmark-start text:name="__DdeLink__649_257738245"/>6.1 <text:span text:style-name="T20">Teste Manual do Fluxo Principal do Caso de Uso Cadastrar Usuário (CU2)</text:span></text:p>
      <text:p text:style-name="P28"/>
      <text:list xml:id="list1808272792781072345" text:style-name="L2">
        <text:list-item>
          <text:p text:style-name="P50"><text:span text:style-name="T1">Objetivo:</text:span> <text:span text:style-name="T20">O usuário deve ser capaz de se cadastrar na aplicação.</text:span></text:p>
        </text:list-item>
        <text:list-item>
          <text:p text:style-name="P50"><text:span text:style-name="T1">Pré-condição:</text:span> <text:span text:style-name="T20">O usuário deve estar na Tela de Cadastro.</text:span></text:p>
        </text:list-item>
        <text:list-item>
          <text:p text:style-name="P70">Procedimento de teste:</text:p>
        </text:list-item>
      </text:list>
      <text:list xml:id="list6564780012723941682" text:style-name="L3">
        <text:list-item>
          <text:p text:style-name="P54"><text:bookmark-start text:name="__DdeLink__557_1536766017"/>Preencha o nome do usuário<text:bookmark-end text:name="__DdeLink__557_1536766017"/></text:p>
        </text:list-item>
        <text:list-item>
          <text:p text:style-name="P54">Preencha o e-mail do usuário</text:p>
        </text:list-item>
        <text:list-item>
          <text:p text:style-name="P54">Preencha a senha do usuário</text:p>
        </text:list-item>
        <text:list-item>
          <text:p text:style-name="P54">Preencha a senha do usuário novamente para confirmação</text:p>
        </text:list-item>
        <text:list-item>
          <text:p text:style-name="P57">Clique no botão Cria conta</text:p>
        </text:list-item>
      </text:list>
      <text:list xml:id="list120442123315794" text:continue-list="list1808272792781072345" text:style-name="L2">
        <text:list-item>
          <text:p text:style-name="P50"><text:span text:style-name="T1">Resultado esperado:</text:span> <text:span text:style-name="T21">A Tela Inicial da aplicação deve ser exibida, com o usuário recém cadastrado.</text:span><text:bookmark-end text:name="__DdeLink__560_1536766017"/></text:p>
        </text:list-item>
      </text:list>
      <text:p text:style-name="P28"/>
      <text:p text:style-name="P39">6.<text:span text:style-name="T23">2</text:span> <text:span text:style-name="T20">Teste Manual do Fluxo Principal do Caso de Uso Controlar Sessão (CU5)</text:span></text:p>
      <text:p text:style-name="P29"/>
      <text:list xml:id="list120441619594924" text:continue-numbering="true" text:style-name="L2">
        <text:list-item>
          <text:p text:style-name="P51"><text:span text:style-name="T1">Objetivo:</text:span> <text:span text:style-name="T20">O usuário deve ser capaz de se logar na aplicação caso forneça e-mail e senha corretos.</text:span></text:p>
        </text:list-item>
        <text:list-item>
          <text:p text:style-name="P51"><text:span text:style-name="T1">Pré-condição:</text:span> <text:span text:style-name="T20">O usuário deve estar na Tela de Login.</text:span></text:p>
        </text:list-item>
        <text:list-item>
          <text:p text:style-name="P71">Procedimento de teste:</text:p>
        </text:list-item>
      </text:list>
      <text:list xml:id="list7439904730937885312" text:style-name="L4">
        <text:list-item>
          <text:p text:style-name="P55"><text:bookmark-start text:name="__DdeLink__557_15367660171"/>Preencha o <text:span text:style-name="T22">e-mail</text:span> do usuário<text:bookmark-end text:name="__DdeLink__557_15367660171"/></text:p>
        </text:list-item>
        <text:list-item>
          <text:p text:style-name="P55">Preencha a senha do usuário</text:p>
        </text:list-item>
        <text:list-item>
          <text:p text:style-name="P55">Preencha a senha do usuário novamente para confirmação</text:p>
        </text:list-item>
        <text:list-item>
          <text:p text:style-name="P58">Clique no botão Entrar</text:p>
        </text:list-item>
      </text:list>
      <text:list xml:id="list120441482821047" text:continue-list="list120441619594924" text:style-name="L2">
        <text:list-item>
          <text:p text:style-name="P51"><text:span text:style-name="T1">Resultado esperado:</text:span> <text:span text:style-name="T21">A Tela Inicial da aplicação deve ser exibida, confirmando que o usuário logou com sucesso.</text:span></text:p>
        </text:list-item>
      </text:list>
      <text:p text:style-name="P29"/>
      <text:p text:style-name="P39">6.<text:span text:style-name="T23">3</text:span> <text:span text:style-name="T20">Teste Manual do Fluxo Principal do Caso de Uso Pesquisar Conhecimentos (CU7)</text:span></text:p>
      <text:p text:style-name="P29"/>
      <text:list xml:id="list120441843699056" text:continue-numbering="true" text:style-name="L2">
        <text:list-item>
          <text:p text:style-name="P51"><text:span text:style-name="T1">Objetivo:</text:span> <text:span text:style-name="T20">O usuário deve ser capaz de pesquisar conhecimentos.</text:span></text:p>
        </text:list-item>
        <text:list-item>
          <text:p text:style-name="P51"><text:span text:style-name="T1">Pré-condição:</text:span> <text:span text:style-name="T20">O usuário deve estar na Tela Inicial.</text:span></text:p>
        </text:list-item>
        <text:list-item>
          <text:p text:style-name="P71">Procedimento de teste:</text:p>
        </text:list-item>
      </text:list>
      <text:list xml:id="list948314161392429634" text:style-name="L5">
        <text:list-item>
          <text:p text:style-name="P59">Clique no <text:span text:style-name="T24">ícone de uma lupa</text:span> que encontra-se no topo da tela<text:bookmark text:name="__DdeLink__557_15367660172"/></text:p>
        </text:list-item>
        <text:list-item>
          <text:p text:style-name="P56">Preencha o <text:span text:style-name="T23">campo com a busca desejada</text:span></text:p>
        </text:list-item>
        <text:list-item>
          <text:p text:style-name="P60">Confirme a operação <text:span text:style-name="T24">no teclado do celular</text:span></text:p>
        </text:list-item>
      </text:list>
      <text:list xml:id="list120441504457575" text:continue-list="list120441843699056" text:style-name="L2">
        <text:list-item>
          <text:p text:style-name="P51"><text:span text:style-name="T1">Resultado esperado:</text:span> <text:span text:style-name="T23">Na mesma tela, deve ser carregada uma lista de conhecimentos relativos à busca realizada.</text:span><text:bookmark-end text:name="__DdeLink__649_257738245"/></text:p>
        </text:list-item>
      </text:list>
      <text:p text:style-name="P29"/>
      <text:p text:style-name="P13"><text:span text:style-name="T25">7</text:span>. <text:span text:style-name="T18">Conjunto de Testes Unitários Automáticos</text:span></text:p>
      <text:p text:style-name="P40"/>
      <text:p text:style-name="P40"><text:span text:style-name="T25">7</text:span><text:bookmark-start text:name="__DdeLink__560_15367660171"/>.1 <text:span text:style-name="T20">Teste Unitário Automático do Fluxo Principal do Caso de Uso Cadastrar Usuário (CU2)</text:span></text:p>
      <text:p text:style-name="P30"/>
      <text:list xml:id="list120441323068444" text:continue-numbering="true" text:style-name="L2">
        <text:list-item>
          <text:p text:style-name="P52"><text:span text:style-name="T1">Objetivo:</text:span> <text:span text:style-name="T20">O usuário deve ser capaz de se cadastrar na aplicação.</text:span></text:p>
        </text:list-item>
        <text:list-item>
          <text:p text:style-name="P52"><text:span text:style-name="T1">Pré-condição:</text:span> <text:span text:style-name="T27">Servidor ativo.</text:span></text:p>
        </text:list-item>
        <text:list-item>
          <text:p text:style-name="P72"><text:soft-page-break/>Procedimento de teste:</text:p>
        </text:list-item>
      </text:list>
      <text:list xml:id="list1061225755045121626" text:style-name="L6">
        <text:list-item>
          <text:p text:style-name="P61"><text:bookmark-start text:name="__DdeLink__557_15367660173"/><text:bookmark-start text:name="__DdeLink__656_257738245"/>C<text:bookmark-end text:name="__DdeLink__557_15367660173"/>riação do serviço no framework RetroFit, utilizado na aplicação.</text:p>
        </text:list-item>
        <text:list-item>
          <text:p text:style-name="P61">Criação do serviço específico de cadastro de usuário.</text:p>
        </text:list-item>
        <text:list-item>
          <text:p text:style-name="P61">Execução da chamada de serviço e recebimento da resposta<text:bookmark-end text:name="__DdeLink__656_257738245"/>.</text:p>
        </text:list-item>
        <text:list-item>
          <text:p text:style-name="P61">Verificação da variável isSuccessful da resposta.</text:p>
        </text:list-item>
      </text:list>
      <text:list xml:id="list120441810364413" text:continue-list="list120441323068444" text:style-name="L2">
        <text:list-item>
          <text:p text:style-name="P52"><text:span text:style-name="T1">Resultado esperado:</text:span> <text:span text:style-name="T25">A variável isSuccessful deve ter o valor </text:span><text:span text:style-name="T26">true</text:span><text:span text:style-name="T25">.</text:span><text:bookmark-end text:name="__DdeLink__560_15367660171"/></text:p>
        </text:list-item>
      </text:list>
      <text:p text:style-name="P30"/>
      <text:p text:style-name="P40"><text:bookmark-start text:name="__DdeLink__660_257738245"/><text:span text:style-name="T25">7</text:span>.<text:span text:style-name="T23">2</text:span> <text:span text:style-name="T20">Teste Unitário Automático do Fluxo Principal do Caso de Uso Controlar Sessão (CU5)</text:span></text:p>
      <text:p text:style-name="P30"/>
      <text:list xml:id="list120442016329924" text:continue-numbering="true" text:style-name="L2">
        <text:list-item>
          <text:p text:style-name="P52"><text:span text:style-name="T1">Objetivo:</text:span> <text:span text:style-name="T20">O usuário deve ser capaz de se logar na aplicação caso forneça e-mail e senha corretos.</text:span></text:p>
        </text:list-item>
        <text:list-item>
          <text:p text:style-name="P52"><text:span text:style-name="T1">Pré-condição:</text:span> <text:span text:style-name="T27">Servidor ativo e usuário pré-cadastrado.</text:span></text:p>
        </text:list-item>
        <text:list-item>
          <text:p text:style-name="P72">Procedimento de teste:</text:p>
        </text:list-item>
      </text:list>
      <text:list xml:id="list7980488587070042227" text:style-name="L7">
        <text:list-item>
          <text:p text:style-name="P62"><text:bookmark-start text:name="__DdeLink__557_153676601731"/>C<text:bookmark-end text:name="__DdeLink__557_153676601731"/>riação do serviço no framework RetroFit, utilizado na aplicação.</text:p>
        </text:list-item>
        <text:list-item>
          <text:p text:style-name="P62">Criação do serviço específico de <text:span text:style-name="T27">login.</text:span></text:p>
        </text:list-item>
        <text:list-item>
          <text:p text:style-name="P62">Execução da chamada de serviço e recebimento da resposta.</text:p>
        </text:list-item>
        <text:list-item>
          <text:p text:style-name="P66">Verificação do resultado do método getLogado a partir do objeto recebido da resposta.</text:p>
        </text:list-item>
      </text:list>
      <text:list xml:id="list120442190709471" text:continue-list="list120442016329924" text:style-name="L2">
        <text:list-item>
          <text:p text:style-name="P52"><text:span text:style-name="T1">Resultado esperado:</text:span> <text:span text:style-name="T27">A resposta do método getLogado deve ser o valor true.</text:span><text:bookmark-end text:name="__DdeLink__660_257738245"/></text:p>
        </text:list-item>
      </text:list>
      <text:p text:style-name="P30"/>
      <text:p text:style-name="P41"><text:span text:style-name="T25">7</text:span>.<text:span text:style-name="T27">3</text:span> <text:span text:style-name="T20">Teste Unitário Automático de Fluxo Alternativo do Caso de Uso Controlar Sessão (CU5)</text:span></text:p>
      <text:p text:style-name="P31"/>
      <text:list xml:id="list120441576595493" text:continue-numbering="true" text:style-name="L2">
        <text:list-item>
          <text:p text:style-name="P53"><text:span text:style-name="T1">Objetivo:</text:span> <text:span text:style-name="T20">O usuário não deve ser capaz de se logar na aplicação caso forneça e-mail correto, mas senha incorreta.</text:span></text:p>
        </text:list-item>
        <text:list-item>
          <text:p text:style-name="P53"><text:span text:style-name="T1">Pré-condição:</text:span> <text:span text:style-name="T27">Servidor ativo e usuário pré-cadastrado.</text:span></text:p>
        </text:list-item>
        <text:list-item>
          <text:p text:style-name="P73">Procedimento de teste:</text:p>
        </text:list-item>
      </text:list>
      <text:list xml:id="list1583509036007656431" text:style-name="L8">
        <text:list-item>
          <text:p text:style-name="P63"><text:bookmark-start text:name="__DdeLink__557_1536766017311"/>C<text:bookmark-end text:name="__DdeLink__557_1536766017311"/>riação do serviço no framework RetroFit, utilizado na aplicação.</text:p>
        </text:list-item>
        <text:list-item>
          <text:p text:style-name="P63">Criação do serviço específico de <text:span text:style-name="T27">login.</text:span></text:p>
        </text:list-item>
        <text:list-item>
          <text:p text:style-name="P63">Execução da chamada de serviço e recebimento da resposta.</text:p>
        </text:list-item>
        <text:list-item>
          <text:p text:style-name="P67">Verificação do resultado do método getLogado a partir do objeto recebido da resposta.</text:p>
        </text:list-item>
      </text:list>
      <text:list xml:id="list120441523768738" text:continue-list="list120441576595493" text:style-name="L2">
        <text:list-item>
          <text:p text:style-name="P53"><text:span text:style-name="T1">Resultado esperado:</text:span> <text:span text:style-name="T27">A resposta do método getLogado deve ser o valor false.</text:span></text:p>
        </text:list-item>
      </text:list>
      <text:p text:style-name="P30"/>
      <text:p text:style-name="P41"><text:span text:style-name="T25">7</text:span>.<text:span text:style-name="T27">4</text:span> <text:span text:style-name="T20">Teste Unitário Automático de Fluxo Alternativo do Caso de Uso Controlar Sessão (CU5)</text:span></text:p>
      <text:p text:style-name="P31"/>
      <text:list xml:id="list120441658534480" text:continue-numbering="true" text:style-name="L2">
        <text:list-item>
          <text:p text:style-name="P53"><text:span text:style-name="T1">Objetivo:</text:span> <text:span text:style-name="T20">O usuário não deve ser capaz de se logar na aplicação caso forneça e-mail incorreto</text:span></text:p>
        </text:list-item>
        <text:list-item>
          <text:p text:style-name="P53"><text:span text:style-name="T1">Pré-condição:</text:span> <text:span text:style-name="T27">Servidor ativo.</text:span></text:p>
        </text:list-item>
        <text:list-item>
          <text:p text:style-name="P73">Procedimento de teste:</text:p>
        </text:list-item>
      </text:list>
      <text:list xml:id="list3381266491203460304" text:style-name="L9">
        <text:list-item>
          <text:p text:style-name="P64"><text:bookmark-start text:name="__DdeLink__557_15367660173111"/><text:bookmark-start text:name="__DdeLink__667_257738245"/>C<text:bookmark-end text:name="__DdeLink__557_15367660173111"/>riação do serviço no framework RetroFit, utilizado na aplicação.</text:p>
        </text:list-item>
        <text:list-item>
          <text:p text:style-name="P64">Criação do serviço específico de <text:span text:style-name="T27">login.</text:span></text:p>
        </text:list-item>
        <text:list-item>
          <text:p text:style-name="P64">Execução da chamada de serviço e recebimento da resposta.<text:bookmark-end text:name="__DdeLink__667_257738245"/></text:p>
        </text:list-item>
        <text:list-item>
          <text:p text:style-name="P68">Verificação do resultado do método getLogado a partir do objeto recebido da resposta.</text:p>
        </text:list-item>
      </text:list>
      <text:list xml:id="list120440593719977" text:continue-list="list120441658534480" text:style-name="L2">
        <text:list-item>
          <text:p text:style-name="P53"><text:soft-page-break/><text:span text:style-name="T1">Resultado esperado:</text:span> <text:span text:style-name="T27">A resposta do método getLogado deve ser o valor false.</text:span></text:p>
        </text:list-item>
      </text:list>
      <text:p text:style-name="P30"/>
      <text:p text:style-name="P40"><text:span text:style-name="T25">7</text:span>.<text:span text:style-name="T29">5</text:span> <text:span text:style-name="T20">Teste Unitário Automático do Fluxo Principal do Caso de Uso Pesquisar Conhecimentos (CU7)</text:span></text:p>
      <text:p text:style-name="P30"/>
      <text:list xml:id="list120440269451508" text:continue-numbering="true" text:style-name="L2">
        <text:list-item>
          <text:p text:style-name="P52"><text:span text:style-name="T1">Objetivo:</text:span> <text:span text:style-name="T20">O usuário deve ser capaz de pesquisar conhecimentos.</text:span></text:p>
        </text:list-item>
        <text:list-item>
          <text:p text:style-name="P52"><text:span text:style-name="T1">Pré-condição:</text:span> <text:span text:style-name="T27">Servidor ativo e conhecimentos pré-cadastrados.</text:span></text:p>
        </text:list-item>
        <text:list-item>
          <text:p text:style-name="P72">Procedimento de teste:</text:p>
        </text:list-item>
      </text:list>
      <text:list xml:id="list7786744858930346133" text:style-name="L10">
        <text:list-item>
          <text:p text:style-name="P65"><text:bookmark-start text:name="__DdeLink__557_153676601731111"/>C<text:bookmark-end text:name="__DdeLink__557_153676601731111"/>riação do serviço no framework RetroFit, utilizado na aplicação.</text:p>
        </text:list-item>
        <text:list-item>
          <text:p text:style-name="P65">Criação do serviço específico de <text:span text:style-name="T27">pesquisar conhecimentos.</text:span></text:p>
        </text:list-item>
        <text:list-item>
          <text:p text:style-name="P65">Execução da chamada de serviço e recebimento da resposta.</text:p>
        </text:list-item>
        <text:list-item>
          <text:p text:style-name="P69">Criação de objetos Conhecimento iguais aos que devem ser retornados.</text:p>
        </text:list-item>
        <text:list-item>
          <text:p text:style-name="P69">Comparação dos conhecimentos retornados com os esperados.</text:p>
        </text:list-item>
      </text:list>
      <text:list xml:id="list120442163630104" text:continue-list="list120440269451508" text:style-name="L2">
        <text:list-item>
          <text:p text:style-name="P52"><text:span text:style-name="T1">Resultado esperado:</text:span> <text:span text:style-name="T27">A comparação deve retornar valor true, ou seja, os conhecimentos esperados e retornados devem ser igua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a" style:language-asian="ar" style:country-asian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Table" style:family="paragraph" style:parent-style-name="Text_20_body_20__28_user_29_" style:default-outline-level="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>
      <style:text-properties fo:font-weight="bold" style:font-weight-asian="bold"/>
    </style:style>
    <style:style style:name="ListLabel_20_165" style:display-name="ListLabel 165" style:family="text">
      <style:text-properties fo:font-weight="bold" style:font-weight-asian="bold"/>
    </style:style>
    <style:style style:name="ListLabel_20_166" style:display-name="ListLabel 166" style:family="text">
      <style:text-properties fo:font-weight="bold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>
      <style:text-properties fo:font-weight="bold" style:font-weight-asian="bold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weight="bold" style:font-weight-asian="bold"/>
    </style:style>
    <style:style style:name="ListLabel_20_171" style:display-name="ListLabel 171" style:family="text">
      <style:text-properties fo:font-weight="bold" style:font-weight-asian="bold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weight="bold" style:font-weight-asian="bold"/>
    </style:style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fo:font-weight="bold" style:font-weight-asian="bold"/>
    </style:style>
    <style:style style:name="ListLabel_20_192" style:display-name="ListLabel 192" style:family="text">
      <style:text-properties fo:font-weight="bold" style:font-weight-asian="bold"/>
    </style:style>
    <style:style style:name="ListLabel_20_193" style:display-name="ListLabel 193" style:family="text">
      <style:text-properties fo:font-weight="bold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>
      <style:text-properties fo:font-weight="bold" style:font-weight-asian="bold"/>
    </style:style>
    <style:style style:name="ListLabel_20_196" style:display-name="ListLabel 196" style:family="text">
      <style:text-properties fo:font-weight="bold" style:font-weight-asian="bold"/>
    </style:style>
    <style:style style:name="ListLabel_20_197" style:display-name="ListLabel 197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 fo:text-align="center">
          <style:list-level-label-alignment text:label-followed-by="nothing" fo:margin-left="0.5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5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7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38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40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41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3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3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1:26.901855733</meta:creation-date>
    <dc:date>2017-12-06T12:04:40.092389540</dc:date>
    <meta:editing-duration>PT5H53M11S</meta:editing-duration>
    <meta:editing-cycles>132</meta:editing-cycles>
    <meta:generator>LibreOffice/5.1.6.2$Linux_X86_64 LibreOffice_project/10m0$Build-2</meta:generator>
    <meta:document-statistic meta:table-count="1" meta:image-count="0" meta:object-count="0" meta:page-count="7" meta:paragraph-count="172" meta:word-count="1197" meta:character-count="7616" meta:non-whitespace-character-count="6651"/>
  </office:meta>
</office:document-meta>
</file>